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206a" officeooo:paragraph-rsid="0009ca12"/>
    </style:style>
    <style:style style:name="P2" style:family="paragraph" style:parent-style-name="Standard">
      <style:text-properties fo:font-size="13pt" fo:font-weight="normal" officeooo:rsid="0005b681" officeooo:paragraph-rsid="0009ca12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20497" officeooo:paragraph-rsid="0009ca12" style:font-size-asian="13pt" style:font-size-complex="13pt"/>
    </style:style>
    <style:style style:name="P4" style:family="paragraph" style:parent-style-name="Standard">
      <style:text-properties officeooo:paragraph-rsid="0009ca12"/>
    </style:style>
    <style:style style:name="P5" style:family="paragraph" style:parent-style-name="Standard">
      <style:text-properties fo:font-size="12pt" officeooo:paragraph-rsid="0009ca12" style:font-size-asian="12pt" style:font-size-complex="12pt"/>
    </style:style>
    <style:style style:name="T1" style:family="text">
      <style:text-properties officeooo:rsid="00074cbf"/>
    </style:style>
    <style:style style:name="T2" style:family="text">
      <style:text-properties fo:font-size="13pt" officeooo:rsid="0009206a" style:font-size-asian="13pt" style:font-size-complex="13pt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5"><text:span text:style-name="T5">--Type: </text:span><text:span text:style-name="T4">Thriller thriller1.0-SI-SKU12</text:span></text:p>
      <text:p text:style-name="P5"><text:span text:style-name="T5">--SN: </text:span><text:span text:style-name="T4">73318SI0GJ</text:span></text:p>
      <text:p text:style-name="P4"/>
      <text:p text:style-name="P3">2. 测试详情列表：</text:p>
      <text:p text:style-name="P4"><draw:frame draw:style-name="fr1" draw:name="Object1" text:anchor-type="paragraph" svg:x="0.4071in" svg:y="0.1898in" svg:width="6.1811in" svg:height="6.139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/>
      <text:p text:style-name="P4"><text:span text:style-name="T2">3. 测试机构：</text:span></text:p>
      <text:p text:style-name="P1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15T16:29:50.519732600</meta:creation-date>
    <dc:date>2014-07-15T16:42:03.852466767</dc:date>
    <dc:creator>xiaojun </dc:creator>
    <meta:editing-duration>P0D</meta:editing-duration>
    <meta:editing-cycles>1</meta:editing-cycles>
    <meta:document-statistic meta:table-count="0" meta:image-count="0" meta:object-count="1" meta:page-count="1" meta:paragraph-count="6" meta:word-count="48" meta:character-count="102" meta:non-whitespace-character-count="94"/>
    <meta:generator>LibreOffice/4.1.6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1" office:value-type="string" calcext:value-type="string">
            <text:p>2013-7-12—2013-7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1" office:value-type="string" calcext:value-type="string">
            <text:p>2013-7-12—2013-7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1" office:value-type="string" calcext:value-type="string">
            <text:p>2013-7-12—2013-7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7-14" calcext:value-type="date">
            <text:p>2013-07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7-14" calcext:value-type="date">
            <text:p>2013-07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7-14" calcext:value-type="date">
            <text:p>2013-07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7-15" calcext:value-type="date">
            <text:p>2013-07-1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7-15" calcext:value-type="date">
            <text:p>2013-07-1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7-15" calcext:value-type="date">
            <text:p>2013-07-1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1" office:value-type="string" calcext:value-type="string">
            <text:p>2013-7-16—2013-7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CPU频率测试</text:p>
          </table:table-cell>
          <table:table-cell table:style-name="ce1" office:value-type="string" calcext:value-type="string">
            <text:p>2013-7-16—2013-7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1" office:value-type="string" calcext:value-type="string">
            <text:p>2013-7-16—2013-7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1" office:value-type="string" calcext:value-type="string">
            <text:p>2013-7-16—2013-7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1" office:value-type="string" calcext:value-type="string">
            <text:p>2013-7-16—2013-7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1" office:value-type="string" calcext:value-type="string">
            <text:p>2013-7-16—2013-7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内存/CPU测试</text:p>
          </table:table-cell>
          <table:table-cell table:style-name="ce1" office:value-type="string" calcext:value-type="string">
            <text:p>2013-7-16—2013-7-17</text:p>
          </table:table-cell>
          <table:table-cell table:style-name="ce1" office:value-type="string" calcext:value-type="string">
            <text:p>孙妍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1" office:value-type="string" calcext:value-type="string">
            <text:p>2013-7-16—2013-7-17</text:p>
          </table:table-cell>
          <table:table-cell table:style-name="ce1" office:value-type="string" calcext:value-type="string">
            <text:p>孙妍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0000-00-00T16:37:00.648261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